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Liberation Serif" officeooo:rsid="000fc6e9" officeooo:paragraph-rsid="000fc6e9"/>
    </style:style>
    <style:style style:name="P2" style:family="paragraph" style:parent-style-name="Text_20_body">
      <style:text-properties style:font-name="Liberation Serif"/>
    </style:style>
    <style:style style:name="P3" style:family="paragraph" style:parent-style-name="Text_20_body" style:list-style-name="L3">
      <style:text-properties style:font-name="Liberation Serif" fo:font-size="14pt" style:font-size-asian="14pt" style:font-size-complex="14pt"/>
    </style:style>
    <style:style style:name="P4" style:family="paragraph" style:parent-style-name="Text_20_body" style:list-style-name="L5">
      <style:text-properties style:font-name="Liberation Serif" fo:font-size="14pt" style:font-size-asian="14pt" style:font-size-complex="14pt"/>
    </style:style>
    <style:style style:name="P5" style:family="paragraph" style:parent-style-name="Text_20_body" style:list-style-name="L6">
      <style:text-properties style:font-name="Liberation Serif" fo:font-size="14pt" style:font-size-asian="14pt" style:font-size-complex="14pt"/>
    </style:style>
    <style:style style:name="P6" style:family="paragraph" style:parent-style-name="Text_20_body" style:list-style-name="L1">
      <style:paragraph-properties fo:margin-left="0.423cm" fo:margin-right="0cm" fo:margin-top="0cm" fo:margin-bottom="0cm" loext:contextual-spacing="false" fo:line-height="120%" fo:text-indent="0cm" style:auto-text-indent="false" style:writing-mode="lr-tb"/>
    </style:style>
    <style:style style:name="P7" style:family="paragraph" style:parent-style-name="Text_20_body" style:list-style-name="L1">
      <style:paragraph-properties fo:margin-left="0.423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Liberation Serif" fo:font-size="14pt" fo:font-style="normal" style:text-underline-style="none" fo:font-weight="normal" style:text-blinking="false" fo:background-color="transparent" style:font-size-asian="14pt" style:font-size-complex="14pt"/>
    </style:style>
    <style:style style:name="P8" style:family="paragraph" style:parent-style-name="Heading_20_2">
      <style:text-properties style:font-name="Liberation Serif"/>
    </style:style>
    <style:style style:name="T1"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ize="10.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Liberation Serif" fo:font-size="10.5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Liberation Serif"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Liberation Serif" fo:font-size="14pt" fo:font-style="normal" style:text-underline-style="none" fo:font-weight="normal" style:text-blinking="false" fo:background-color="transparent" loext:char-shading-value="0" style:font-size-asian="14pt" style:font-size-complex="14pt"/>
    </style:style>
    <style:style style:name="T6" style:family="text">
      <style:text-properties fo:font-variant="normal" fo:text-transform="none" fo:color="#0000ee" style:text-line-through-style="none" style:text-line-through-type="none" style:font-name="Arial" fo:font-size="10.5pt" fo:font-style="normal" style:text-underline-style="solid" style:text-underline-width="auto" style:text-underline-color="font-color" fo:font-weight="normal" style:text-blinking="false" fo:background-color="transparent" loext:char-shading-value="0"/>
    </style:style>
    <style:style style:name="T7" style:family="text">
      <style:text-properties fo:font-variant="normal" fo:text-transform="none" fo:color="#0000ee" style:text-line-through-style="none" style:text-line-through-type="none" fo:font-size="10.5pt" fo:font-style="normal" style:text-underline-style="solid" style:text-underline-width="auto" style:text-underline-color="font-color" fo:font-weight="normal" style:text-blinking="false" fo:background-color="transparent" loext:char-shading-value="0"/>
    </style:style>
    <style:style style:name="T8" style:family="text">
      <style:text-properties fo:font-variant="normal" fo:text-transform="none" fo:color="#0000ee" style:text-line-through-style="none" style:text-line-through-type="none" style:font-name="Liberation Serif" fo:font-size="10.5pt" fo:font-style="normal" style:text-underline-style="solid" style:text-underline-width="auto" style:text-underline-color="font-color" fo:font-weight="normal" style:text-blinking="false" fo:background-color="transparent" loext:char-shading-value="0"/>
    </style:style>
    <style:style style:name="T9" style:family="text">
      <style:text-properties fo:font-variant="normal" fo:text-transform="none" fo:color="#0000ee" style:text-line-through-style="none" style:text-line-through-type="none" style:font-name="Liberation Serif" fo:font-style="normal" style:text-underline-style="solid" style:text-underline-width="auto" style:text-underline-color="font-color" fo:font-weight="normal" style:text-blinking="false" fo:background-color="transparent" loext:char-shading-value="0"/>
    </style:style>
    <style:style style:name="T10" style:family="text">
      <style:text-properties fo:font-variant="normal" fo:text-transform="none" fo:color="#0000ee" style:text-line-through-style="none" style:text-line-through-type="none" style:font-name="Liberation Serif" fo:font-size="14pt" fo:font-style="normal" style:text-underline-style="solid" style:text-underline-width="auto" style:text-underline-color="font-color" fo:font-weight="normal" style:text-blinking="false" fo:background-color="transparent" loext:char-shading-value="0" style:font-size-asian="14pt" style:font-size-complex="14pt"/>
    </style:style>
    <style:style style:name="T11" style:family="text">
      <style:text-properties officeooo:rsid="000fc6e9"/>
    </style:style>
    <style:style style:name="T12" style:family="text">
      <style:text-properties style:font-name="Liberation San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Primeras observaciones</text:h>
      <text:p text:style-name="P2"/>
      <text:list xml:id="list7563870996801036191" text:style-name="L1">
        <text:list-item>
          <text:p text:style-name="P6"><text:span text:style-name="T5">Hay que comprar la fuente que se solicitan, Akzidenz-Grotesk® BQ. La encontré en el link </text:span><text:a xlink:type="simple" xlink:href="http://www.bertholdtypes.com/font/akzidenz-grotesk/bq/" text:style-name="Internet_20_link" text:visited-style-name="Visited_20_Internet_20_Link"><text:span text:style-name="T10">http://www.bertholdtypes.com/font/akzidenz-grotesk/bq/</text:span></text:a></text:p>
        </text:list-item>
        <text:list-item>
          <text:p text:style-name="P7">La fuente Exa Bold se llama Nexa, o al menos esa es la que encontré.</text:p>
        </text:list-item>
        <text:list-item>
          <text:p text:style-name="P7">La fuente Arkzin... según lo que encontré no lleva r se llama Akzin...</text:p>
        </text:list-item>
        <text:list-item>
          <text:p text:style-name="P7">No hay iconos para usar en la construcción de la página, el de autodinero, un pequeño icono para las pestañas de los navegadores. Sugiero que sea una de las llantas naranjas del carro</text:p>
        </text:list-item>
        <text:list-item>
          <text:p text:style-name="P7">Las imágenes usadas no las tengo, por ejemplo la chica que sale en el index</text:p>
        </text:list-item>
        <text:list-item>
          <text:p text:style-name="P7">El azul indicado en el documento no existe. Me parece que el tono correcto es 203bfa y no 203bta ya que en el sistema hexagesimal los números llegan hasta la f y no a la t</text:p>
        </text:list-item>
      </text:list>
      <text:h text:style-name="P8" text:outline-level="2">Observaciones del desarrollo</text:h>
      <text:list xml:id="list3150678498725623156" text:style-name="L3">
        <text:list-item>
          <text:p text:style-name="P3">Debido a que los íconos utilizados durante el diseño de la pantalla del index no fueron proporcionados, estos fueron tomados a partir del PDF muestra. Lo anterior se hizo utilizando una herramienta de edición de imágenes llamada Gimp. Estas imágenes son:</text:p>
        </text:list-item>
      </text:list>
      <text:list xml:id="list7180688419460840950" text:style-name="L5">
        <text:list-item>
          <text:p text:style-name="P4">auto.png</text:p>
        </text:list-item>
        <text:list-item>
          <text:p text:style-name="P4">documentos.png</text:p>
        </text:list-item>
        <text:list-item>
          <text:p text:style-name="P4">Llanta-Autodinero.ico</text:p>
        </text:list-item>
      </text:list>
      <text:list xml:id="list2481024146386841038" text:style-name="L6">
        <text:list-item>
          <text:p text:style-name="P5">El logotipo de AutoDinero fue tomado del actual sitio en línea.</text:p>
        </text:list-item>
        <text:list-item>
          <text:p text:style-name="P5">El azul sugerido en el documento de diseño es 203bfa. Sin embargo, durante el desarrollo se notó que el azul utilizado para la muestra es el 264387. De manera que éste último fué el utilizado.</text:p>
        </text:list-item>
      </text:list>
      <text:p text:style-name="P1"/>
      <text:h text:style-name="P8" text:outline-level="2">Autor: Ing. Alejandro Rosales Martínez</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3T00:13:10.103927675</meta:creation-date>
    <dc:date>2016-05-23T00:21:32.820121861</dc:date>
    <meta:editing-duration>PT8M23S</meta:editing-duration>
    <meta:editing-cycles>5</meta:editing-cycles>
    <meta:generator>LibreOffice/5.0.6.2$Linux_X86_64 LibreOffice_project/00$Build-2</meta:generator>
    <meta:document-statistic meta:table-count="0" meta:image-count="0" meta:object-count="0" meta:page-count="1" meta:paragraph-count="15" meta:word-count="240" meta:character-count="1362" meta:non-whitespace-character-count="1149"/>
  </office:meta>
</office:document-meta>
</file>